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8ef" officeooo:paragraph-rsid="000378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 seminario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0T08:33:40.832188883</meta:creation-date>
    <dc:date>2025-02-20T08:34:01.517499962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24.2.7.2$Linux_X86_64 LibreOffice_project/420$Build-2</meta:generator>
  </office:meta>
</office:document-meta>
</file>